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ubversion</text:h>
      <text:p text:style-name="Standard"/>
      <text:p text:style-name="Standard">Met het gebruik van Subversion kan er gemakkelijker met meerdere personen en op verschillende plaatsen aan eenzelfde project worden gewerkt. Het betreft een versiebeheersysteem. Hiermee staan al de bestanden op een centrale plaats, in ons geval een server op de KHLim. Eclipse heeft dan ook nog het grote voordeel dat subversion via een plugin (nl. subclipse) kan geïntegreerd worden.</text:p>
      <text:p text:style-name="Standard"/>
      <text:p text:style-name="Standard">Wanneer iemand wil verderwerken aan het project, moet hij een ‘checkout’ doen. Dit houdt in dat de gegevens die op de server staan worden gekopieerd naar zijn lokale harde schijf. Nu kunnen wijzigingen aan de data doorgevoerd worden. Als alle nodige aanpassingen zijn gebeurd, moet er een ‘commit’ gedaan worden. Met deze commit worden de veranderingen opnieuw opgeslagen op de centrale ruimte, de server. </text:p>
      <text:p text:style-name="Standard"/>
      <text:p text:style-name="Standard">Zowel bij een ‘commit’ als een ‘checkout’ worden enkel de gewijzigde gegevens of eventueel nieuwe bestanden doorgestuurd via internet. Dit zorgt er dus voor dat het internetverkeer beperkt blijft. Aangezien we een internet limiet hebben op kot, is deze optie een pluspunt. Dankzij deze mogelijkheid ontstaat ook de mogelijkheid om beide tegelijkertijd aan de masterproef te werken. Zolang we niet aan hetzelfde bestand werken, zullen er dan geen conflicten optreden als we opnieuw een ‘commit’ uitvoeren.</text:p>
      <text:p text:style-name="Standard"/>
      <text:p text:style-name="Standard">Een andere handige functie van subversion is de mogelijkheid om terug te grijpen naar een oudere versie. Wanneer achteraf blijkt dat verschillende aanpassingen niet goed zijn, wordt er dus gewoon opnieuw een oudere versie van de server afgehaald. Dit zorgt voor een aanzienlijke vereenvoudiging voor het debuggen van het programm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bversion</dc:title>
    <meta:initial-creator>Administrator</meta:initial-creator>
    <meta:creation-date>2008-02-28T18:20:00</meta:creation-date>
    <dc:creator>mitch</dc:creator>
    <dc:date>2008-03-12T12:34:00</dc:date>
    <meta:editing-cycles>6</meta:editing-cycles>
    <meta:editing-duration>PT44M</meta:editing-duration>
    <meta:document-statistic meta:table-count="0" meta:image-count="0" meta:object-count="0" meta:page-count="1" meta:paragraph-count="5" meta:word-count="250" meta:character-count="1635" meta:non-whitespace-character-count="1389"/>
    <meta:generator>LibreOffice/5.3.3.2$Linux_X86_64 LibreOffice_project/30m0$Build-2</meta:generator>
  </office:meta>
</office:document-meta>
</file>